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7.4805in" style:use-optimal-column-width="false"/>
    </style:style>
    <style:style style:name="Table1" style:family="table" style:master-page-name="MP0">
      <style:table-properties style:width="7.4805in" fo:margin-left="0.0312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none" fo:padding-top="0.0381in" fo:padding-left="0.0381in" fo:padding-bottom="0.0381in" fo:padding-right="0.0381in"/>
    </style:style>
    <style:style style:name="P5" style:parent-style-name="Textbody" style:family="paragraph">
      <style:paragraph-properties fo:break-before="page"/>
    </style:style>
    <style:style style:name="T6" style:parent-style-name="Основнойшрифтабзаца" style:family="text">
      <style:text-properties fo:font-weight="bold" style:font-weight-asian="bold" style:font-weight-complex="bold" fo:color="#0047FF" fo:language="en" fo:country="US"/>
    </style:style>
    <style:style style:name="TableRow7" style:family="table-row">
      <style:table-row-properties style:min-row-height="0.0041in" style:use-optimal-row-height="false"/>
    </style:style>
    <style:style style:name="TableCell8" style:family="table-cell">
      <style:table-cell-properties fo:border-top="0.0034in solid #000000" fo:border-left="none" fo:border-bottom="none" fo:border-right="none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font-weight="bold" style:font-weight-asian="bold"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font-weight="bold" style:font-weight-asian="bold"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font-weight="bold" style:font-weight-asian="bold"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P20" style:parent-style-name="Textbody" style:family="paragraph">
      <style:paragraph-properties fo:margin-bottom="0.0833in"/>
      <style:text-properties fo:language="en" fo:country="US"/>
    </style:style>
    <style:style style:name="P21" style:parent-style-name="Textbody" style:family="paragraph">
      <style:paragraph-properties fo:margin-bottom="0.0833in"/>
    </style:style>
    <style:style style:name="T22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23" style:parent-style-name="Основнойшрифтабзаца" style:family="text">
      <style:text-properties style:font-name="Courier New" fo:language="en" fo:country="US"/>
    </style:style>
    <style:style style:name="P24" style:parent-style-name="Textbody" style:family="paragraph">
      <style:paragraph-properties fo:margin-bottom="0.0833in"/>
      <style:text-properties fo:language="en" fo:country="US"/>
    </style:style>
    <style:style style:name="P25" style:parent-style-name="Textbody" style:family="paragraph">
      <style:paragraph-properties fo:margin-bottom="0.0833in"/>
    </style:style>
    <style:style style:name="T26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27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28" style:parent-style-name="Основнойшрифтабзаца" style:family="text">
      <style:text-properties style:font-name="Courier New" fo:language="en" fo:country="US"/>
    </style:style>
    <style:style style:name="T29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30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31" style:parent-style-name="Основнойшрифтабзаца" style:family="text">
      <style:text-properties style:font-name="Courier New" fo:language="en" fo:country="US"/>
    </style:style>
    <style:style style:name="P32" style:parent-style-name="Textbody" style:family="paragraph">
      <style:paragraph-properties fo:margin-bottom="0.0833in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font-weight="bold" style:font-weight-asian="bold"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font-weight="bold" style:font-weight-asian="bold"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style:letter-kerning="false" style:text-position="super 64.2%"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name="P42" style:parent-style-name="Textbody" style:family="paragraph">
      <style:paragraph-properties fo:margin-bottom="0.0833in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font-weight="bold" style:font-weight-asian="bold" fo:language="en" fo:country="US"/>
    </style:style>
    <style:style style:name="T45" style:parent-style-name="Основнойшрифтабзаца" style:family="text">
      <style:text-properties fo:language="en" fo:country="US"/>
    </style:style>
    <style:style style:name="T46" style:parent-style-name="Основнойшрифтабзаца" style:family="text">
      <style:text-properties fo:language="en" fo:country="US"/>
    </style:style>
    <style:style style:name="T47" style:parent-style-name="Основнойшрифтабзаца" style:family="text">
      <style:text-properties fo:font-weight="bold" style:font-weight-asian="bold"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P49" style:parent-style-name="Textbody" style:family="paragraph">
      <style:paragraph-properties fo:margin-bottom="0.0833in"/>
    </style:style>
    <style:style style:name="T50" style:parent-style-name="Основнойшрифтабзаца" style:family="text">
      <style:text-properties fo:font-weight="bold" style:font-weight-asian="bold"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P53" style:parent-style-name="Textbody" style:family="paragraph">
      <style:paragraph-properties fo:margin-bottom="0.0833in"/>
    </style:style>
    <style:style style:name="T54" style:parent-style-name="Основнойшрифтабзаца" style:family="text">
      <style:text-properties fo:font-weight="bold" style:font-weight-asian="bold"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P57" style:parent-style-name="Textbody" style:family="paragraph">
      <style:paragraph-properties fo:margin-bottom="0.0833in"/>
    </style:style>
    <style:style style:name="T58" style:parent-style-name="Основнойшрифтабзаца" style:family="text">
      <style:text-properties fo:font-weight="bold" style:font-weight-asian="bold"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P62" style:parent-style-name="Textbody" style:family="paragraph">
      <style:paragraph-properties fo:margin-bottom="0.0833in"/>
    </style:style>
    <style:style style:name="T63" style:parent-style-name="Основнойшрифтабзаца" style:family="text">
      <style:text-properties fo:font-weight="bold" style:font-weight-asian="bold"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P66" style:parent-style-name="Textbody" style:family="paragraph">
      <style:paragraph-properties fo:margin-bottom="0.0833in"/>
    </style:style>
    <style:style style:name="T67" style:parent-style-name="Основнойшрифтабзаца" style:family="text">
      <style:text-properties fo:font-weight="bold" style:font-weight-asian="bold"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P70" style:parent-style-name="Textbody" style:family="paragraph">
      <style:paragraph-properties fo:margin-bottom="0.0833in"/>
    </style:style>
    <style:style style:name="T71" style:parent-style-name="Основнойшрифтабзаца" style:family="text">
      <style:text-properties fo:font-weight="bold" style:font-weight-asian="bold"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P74" style:parent-style-name="Textbody" style:family="paragraph">
      <style:paragraph-properties fo:margin-bottom="0.0833in"/>
    </style:style>
    <style:style style:name="T75" style:parent-style-name="Основнойшрифтабзаца" style:family="text">
      <style:text-properties fo:font-weight="bold" style:font-weight-asian="bold"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P78" style:parent-style-name="Textbody" style:family="paragraph">
      <style:paragraph-properties fo:margin-bottom="0.0833in"/>
    </style:style>
    <style:style style:name="T79" style:parent-style-name="Основнойшрифтабзаца" style:family="text">
      <style:text-properties fo:font-weight="bold" style:font-weight-asian="bold"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P82" style:parent-style-name="Textbody" style:family="paragraph">
      <style:paragraph-properties fo:margin-bottom="0.0833in"/>
    </style:style>
    <style:style style:name="T83" style:parent-style-name="Основнойшрифтабзаца" style:family="text">
      <style:text-properties fo:font-weight="bold" style:font-weight-asian="bold"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P86" style:parent-style-name="Textbody" style:family="paragraph">
      <style:paragraph-properties fo:margin-bottom="0.0833in"/>
    </style:style>
    <style:style style:name="T87" style:parent-style-name="Основнойшрифтабзаца" style:family="text">
      <style:text-properties fo:font-weight="bold" style:font-weight-asian="bold"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P90" style:parent-style-name="Textbody" style:family="paragraph">
      <style:paragraph-properties fo:margin-bottom="0.0833in"/>
    </style:style>
    <style:style style:name="T91" style:parent-style-name="Основнойшрифтабзаца" style:family="text">
      <style:text-properties fo:font-weight="bold" style:font-weight-asian="bold"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style:text-position="sub 64.2%"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P96" style:parent-style-name="Textbody" style:family="paragraph">
      <style:paragraph-properties fo:margin-bottom="0.0833in"/>
    </style:style>
    <style:style style:name="T97" style:parent-style-name="Основнойшрифтабзаца" style:family="text">
      <style:text-properties fo:font-weight="bold" style:font-weight-asian="bold"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style:text-position="sub 64.2%"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P119" style:parent-style-name="Textbody" style:family="paragraph">
      <style:paragraph-properties fo:margin-bottom="0.0833in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font-weight="bold" style:font-weight-asian="bold"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fo:language="en" fo:country="US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P163" style:parent-style-name="Textbody" style:family="paragraph">
      <style:text-properties fo:language="en" fo:country="US"/>
    </style:style>
    <style:style style:name="P164" style:parent-style-name="Textbody" style:family="paragraph">
      <style:paragraph-properties fo:margin-bottom="0.0784in" fo:line-height="150%"/>
      <style:text-properties fo:font-size="12pt" style:font-size-asian="12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waterpt</text:span></text:p>
          </table:table-cell>
        </table:table-row>
        <table:table-row table:style-name="TableRow7">
          <table:table-cell table:style-name="TableCell8">
            <text:p text:style-name="Textbody"><text:span text:style-name="T9">Special function calculating properties of<text:s/></text:span><text:span text:style-name="T10">water</text:span><text:span text:style-name="T11"><text:s/>by<text:s/></text:span><text:span text:style-name="T12">pressure</text:span><text:span text:style-name="T13"><text:s/>and<text:s/></text:span><text:span text:style-name="T14">temperature</text:span><text:span text:style-name="T15">. Range:</text:span><text:span text:style-name="T16"><text:s/></text:span><text:span text:style-name="T17">for pressure – from 0.09 to 50 MPa, for temperature – from 10 to 800</text:span><text:span text:style-name="T18"><text:s/></text:span><text:span text:style-name="T19">°С.</text:span></text:p>
            <text:p text:style-name="P20">Record of the function appears as follows:</text:p>
            <text:p text:style-name="P21"><text:span text:style-name="T22">waterpt</text:span><text:span text:style-name="T23">(P, T, flag);</text:span></text:p>
            <text:p text:style-name="P24">For example, record</text:p>
            <text:p text:style-name="P25"><text:span text:style-name="T26">v_spe</text:span><text:span text:style-name="T27">c<text:s/></text:span><text:span text:style-name="T28">=<text:s/></text:span><text:span text:style-name="T29">wat</text:span><text:span text:style-name="T30">erpt</text:span><text:span text:style-name="T31">(1е6, 235, 4);</text:span></text:p>
            <text:p text:style-name="P32"><text:span text:style-name="T33">corresponds to calculation of specific volume of water<text:s/></text:span><text:span text:style-name="T34">v_spec</text:span><text:span text:style-name="T35"><text:s/>(</text:span><text:span text:style-name="T36">flag</text:span><text:span text:style-name="T37"><text:s/>is equal to 4) with pressure of 1·10</text:span><text:span text:style-name="T38">6</text:span><text:span text:style-name="T39"><text:s/>Pa (1 MPa) and temperature of 235</text:span><text:span text:style-name="T40"><text:s/></text:span><text:span text:style-name="T41">°С.</text:span></text:p>
            <text:p text:style-name="P42"><text:span text:style-name="T43">Values of parameter<text:s/></text:span><text:span text:style-name="T44">flag</text:span><text:span text:style-name="T45"><text:s/>can vary from 1 to 12 and correspond to calculation of the following<text:s/></text:span><text:span text:style-name="T46">thermodynamic characteristics of<text:s/></text:span><text:span text:style-name="T47">water</text:span><text:span text:style-name="T48">:</text:span></text:p>
            <text:p text:style-name="P49"><text:span text:style-name="T50">1</text:span><text:span text:style-name="T51"><text:s/>–<text:s/></text:span><text:span text:style-name="T52">pressure;</text:span></text:p>
            <text:p text:style-name="P53"><text:span text:style-name="T54">2</text:span><text:span text:style-name="T55"><text:s/>–<text:s/></text:span><text:span text:style-name="T56">temperature;</text:span></text:p>
            <text:p text:style-name="P57"><text:span text:style-name="T58">3</text:span><text:span text:style-name="T59"><text:s/>–<text:s/></text:span><text:span text:style-name="T60">enthalpy</text:span><text:span text:style-name="T61">;</text:span></text:p>
            <text:p text:style-name="P62"><text:span text:style-name="T63">4</text:span><text:span text:style-name="T64"><text:s/>–<text:s/></text:span><text:span text:style-name="T65">specific volume;</text:span></text:p>
            <text:p text:style-name="P66"><text:span text:style-name="T67">5</text:span><text:span text:style-name="T68"><text:s/>–<text:s/></text:span><text:span text:style-name="T69">Prandtl number;</text:span></text:p>
            <text:p text:style-name="P70"><text:span text:style-name="T71">6</text:span><text:span text:style-name="T72"><text:s/>–<text:s/></text:span><text:span text:style-name="T73">dynamic viscosity;</text:span></text:p>
            <text:p text:style-name="P74"><text:span text:style-name="T75">7</text:span><text:span text:style-name="T76"><text:s/>–<text:s/></text:span><text:span text:style-name="T77">heat conductivity factor;</text:span></text:p>
            <text:p text:style-name="P78"><text:span text:style-name="T79">8</text:span><text:span text:style-name="T80"><text:s/>–<text:s/></text:span><text:span text:style-name="T81">entropy;</text:span></text:p>
            <text:p text:style-name="P82"><text:span text:style-name="T83">9</text:span><text:span text:style-name="T84"><text:s/>–<text:s/></text:span><text:span text:style-name="T85">specific heat capacity Cp;</text:span></text:p>
            <text:p text:style-name="P86"><text:span text:style-name="T87">10</text:span><text:span text:style-name="T88"><text:s/>–<text:s/></text:span><text:span text:style-name="T89">specific heat capacity Cv;</text:span></text:p>
            <text:p text:style-name="P90"><text:span text:style-name="T91">11</text:span><text:span text:style-name="T92"><text:s/>–<text:s/></text:span><text:span text:style-name="T93">derivative density for enthalpy with constant pressure (∂ρ/∂i)</text:span><text:span text:style-name="T94">P</text:span><text:span text:style-name="T95">;</text:span></text:p>
            <text:p text:style-name="P96"><text:span text:style-name="T97">12</text:span><text:span text:style-name="T98"><text:s/>–<text:s/></text:span><text:span text:style-name="T99">derivative</text:span><text:span text:style-name="T100"><text:s/></text:span><text:span text:style-name="T101">density</text:span><text:span text:style-name="T102"><text:s/></text:span><text:span text:style-name="T103">for</text:span><text:span text:style-name="T104"><text:s/></text:span><text:span text:style-name="T105">pressure</text:span><text:span text:style-name="T106"><text:s/></text:span><text:span text:style-name="T107">with</text:span><text:span text:style-name="T108"><text:s/></text:span><text:span text:style-name="T109">constant</text:span><text:span text:style-name="T110"><text:s/></text:span><text:span text:style-name="T111">volume</text:span><text:span text:style-name="T112"><text:s/>(∂</text:span><text:span text:style-name="T113">ρ</text:span><text:span text:style-name="T114">/∂</text:span><text:span text:style-name="T115">p</text:span><text:span text:style-name="T116">)</text:span><text:span text:style-name="T117">V</text:span><text:span text:style-name="T118">;</text:span></text:p>
            <text:p text:style-name="P119"><text:span text:style-name="T120">Input</text:span><text:span text:style-name="T121"><text:s/></text:span><text:span text:style-name="T122">parameters</text:span><text:span text:style-name="T123"><text:s/></text:span><text:span text:style-name="T124">and</text:span><text:span text:style-name="T125"><text:s/></text:span><text:span text:style-name="T126">return</text:span><text:span text:style-name="T127"><text:s/></text:span><text:span text:style-name="T128">values</text:span><text:span text:style-name="T129"><text:s/></text:span><text:span text:style-name="T130">of</text:span><text:span text:style-name="T131"><text:s/></text:span><text:span text:style-name="T132">therm</text:span><text:span text:style-name="T133">odynamic</text:span><text:span text:style-name="T134"><text:s/></text:span><text:span text:style-name="T135">parameters</text:span><text:span text:style-name="T136"><text:s/></text:span><text:span text:style-name="T137">of</text:span><text:span text:style-name="T138"><text:s/></text:span><text:span text:style-name="T139">water</text:span><text:span text:style-name="T140"><text:s/></text:span><text:span text:style-name="T141">are</text:span><text:span text:style-name="T142"><text:s/></text:span><text:span text:style-name="T143">presented</text:span><text:span text:style-name="T144"><text:s/></text:span><text:span text:style-name="T145">in</text:span><text:span text:style-name="T146"><text:s/></text:span><text:span text:style-name="T147">SI<text:s/></text:span><text:span text:style-name="T148">system</text:span><text:span text:style-name="T149"><text:s/>(</text:span><text:span text:style-name="T150">except</text:span><text:span text:style-name="T151"><text:s/></text:span><text:span text:style-name="T152">temperature</text:span><text:span text:style-name="T153"><text:s/></text:span><text:span text:style-name="T154">that</text:span><text:span text:style-name="T155"><text:s/></text:span><text:span text:style-name="T156">is</text:span><text:span text:style-name="T157"><text:s/></text:span><text:span text:style-name="T158">measured</text:span><text:span text:style-name="T159"><text:s/></text:span><text:span text:style-name="T160">in</text:span><text:span text:style-name="T161"><text:s/>°</text:span>С<text:span text:style-name="T162">).</text:span></text:p>
            <text:p text:style-name="P163"/>
          </table:table-cell>
        </table:table-row>
      </table:table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26in"/>
      <style:text-properties style:font-name-asian="Times New Roman" style:font-name-complex="Times New Roman" fo:font-size="14pt" style:font-size-asian="14pt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Подзаголовок" style:display-name="Подзаголовок" style:family="paragraph" style:parent-style-name="Название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border-top="none" fo:border-left="none" fo:border-bottom="0.0104in double #808080" style:border-line-width-bottom="0.0034in 0.0034in 0.0034in" fo:border-right="none" fo:padding="0in" style:shadow="non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EndnoteSymbol" style:display-name="Endnote Symbol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waterpt</dc:title>
    <dc:creator>Виктория</dc:creator>
    <meta:creation-date>2014-06-17T11:58:00Z</meta:creation-date>
    <dc:date>2014-06-17T12:01:00Z</dc:date>
    <meta:template xlink:href="Normal" xlink:type="simple"/>
    <meta:editing-cycles>1</meta:editing-cycles>
    <meta:editing-duration>PT11040S</meta:editing-duration>
    <meta:document-statistic meta:page-count="1" meta:paragraph-count="2" meta:word-count="158" meta:character-count="1058" meta:row-count="7" meta:non-whitespace-character-count="902"/>
  </office:meta>
</office:document-meta>
</file>